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RLResource.getSiz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Resource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Resource.URLResource( File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.getLastModifi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URLResource.setURL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Resource.URLResource( String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.connec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URLResource.URLResource( URL u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RLResource.getIn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Resourc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RLResource.isDirector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URLResource.newURL( String u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Resource.getUR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Resource.getOutputStream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RLResource.equals( Object an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URLResource.URLRe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RLResource.clos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URLResource.isExist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Resource.get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Resource.setFile( File 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URLResource.setRefid( Reference 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URLResource.isExists( boolean closeConnection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